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P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P5" style:family="paragraph" style:parent-style-name="Standard" style:master-page-name="Standard">
      <style:paragraph-properties fo:line-height="100%" fo:text-align="justify" style:justify-single-word="false" style:page-number="auto" fo:break-before="auto" fo:break-after="auto" style:writing-mode="lr-tb"/>
      <style:text-properties style:font-name="Ubuntu" fo:font-size="10pt" style:font-size-asian="10pt" style:font-size-complex="10pt"/>
    </style:style>
    <style:style style:name="P6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7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officeooo:paragraph-rsid="00065bff" style:font-size-asian="10pt" style:font-size-complex="10pt"/>
    </style:style>
    <style:style style:name="P8" style:family="paragraph" style:parent-style-name="Standard" style:list-style-name="LS2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9" style:family="paragraph" style:parent-style-name="Standard" style:list-style-name="LS3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0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1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style:writing-mode="lr-tb"/>
      <style:text-properties style:font-name="Ubuntu" fo:font-size="10pt" officeooo:rsid="00072935" officeooo:paragraph-rsid="00072935" style:font-size-asian="10pt" style:font-size-complex="10pt"/>
    </style:style>
    <style:style style:name="P13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style:writing-mode="lr-tb"/>
      <style:text-properties style:font-name="Ubuntu" fo:font-size="10pt" fo:font-weight="normal" officeooo:rsid="00072935" officeooo:paragraph-rsid="00072935" style:font-size-asian="10pt" style:font-weight-asian="normal" style:font-size-complex="10pt" style:font-weight-complex="normal"/>
    </style:style>
    <style:style style:name="P14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style:writing-mode="lr-tb"/>
      <style:text-properties style:font-name="Ubuntu" fo:font-size="10pt" officeooo:rsid="00065bff" officeooo:paragraph-rsid="00065bff" style:font-name-asian="Ubuntu" style:font-size-asian="10pt" style:font-name-complex="Ubuntu" style:font-size-complex="10pt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Ubuntu" style:font-weight-asian="bold" style:font-name-complex="Ubuntu" style:font-weight-complex="bold"/>
    </style:style>
    <style:style style:name="T4" style:family="text">
      <style:text-properties fo:color="#000000" style:text-line-through-style="none" style:text-line-through-type="none" fo:font-style="normal" style:text-underline-style="none" fo:font-weight="bold" style:font-name-asian="Ubuntu" style:font-style-asian="normal" style:font-weight-asian="bold" style:font-name-complex="Ubuntu" style:font-style-complex="normal" style:font-weight-complex="bold"/>
    </style:style>
    <style:style style:name="T5" style:family="text">
      <style:text-properties style:font-name-asian="Ubuntu" style:font-name-complex="Ubuntu"/>
    </style:style>
    <style:style style:name="T6" style:family="text">
      <style:text-properties officeooo:rsid="0008c108" style:font-name-asian="Ubuntu" style:font-name-complex="Ubuntu"/>
    </style:style>
    <style:style style:name="T7" style:family="text">
      <style:text-properties officeooo:rsid="000ae094" style:font-name-asian="Ubuntu" style:font-name-complex="Ubuntu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font-name-asian="Ubuntu" style:font-name-complex="Ubuntu"/>
    </style:style>
    <style:style style:name="T10" style:family="text">
      <style:text-properties officeooo:rsid="00045406"/>
    </style:style>
    <style:style style:name="T11" style:family="text">
      <style:text-properties officeooo:rsid="0009e7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Assumptions</text:span> <text:span text:style-name="T4">on requirements</text:span></text:p>
      <text:list xml:id="list3378242008267024916" text:style-name="LS1">
        <text:list-item>
          <text:p text:style-name="P6"><text:span text:style-name="T5">User and </text:span><text:span text:style-name="T3">client </text:span><text:span text:style-name="T5">are equivalent entities</text:span></text:p>
        </text:list-item>
        <text:list-item>
          <text:p text:style-name="P6"><text:span text:style-name="T5">One </text:span><text:span text:style-name="T3">client</text:span><text:span text:style-name="T5"> can have up to 3 </text:span><text:span text:style-name="T3">loan applications</text:span><text:span text:style-name="T5"> </text:span><text:span text:style-name="T7">on the current day</text:span><text:span text:style-name="T5"> and </text:span><text:span text:style-name="T7">for the same </text:span><text:span text:style-name="T5">IP (risk)</text:span></text:p>
        </text:list-item>
        <text:list-item>
          <text:p text:style-name="P6"><text:span text:style-name="T5">Max possible </text:span><text:span text:style-name="T3">amount</text:span><text:span text:style-name="T5"> of the loan will be 5000 euros (risk)</text:span></text:p>
        </text:list-item>
        <text:list-item>
          <text:p text:style-name="P6"><text:span text:style-name="T5">Min </text:span><text:span text:style-name="T3">amount</text:span><text:span text:style-name="T5"> of the loan will be 100 euros</text:span></text:p>
        </text:list-item>
        <text:list-item>
          <text:p text:style-name="P6"><text:span text:style-name="T5">Loan </text:span><text:span text:style-name="T3">amount</text:span><text:span text:style-name="T5"> will be an integer number (no cents allowed)</text:span></text:p>
        </text:list-item>
        <text:list-item>
          <text:p text:style-name="P6"><text:span text:style-name="T5">Loan </text:span><text:span text:style-name="T3">term</text:span><text:span text:style-name="T5"> is expressed in weeks, and there's no upper limit for it (lower will be 1)</text:span></text:p>
        </text:list-item>
        <text:list-item>
          <text:p text:style-name="P6"><text:span text:style-name="T5">Loan </text:span><text:span text:style-name="T3">interest</text:span><text:span text:style-name="T5"> is expressed % (only numer will be stored). Default value will be 10</text:span></text:p>
        </text:list-item>
        <text:list-item>
          <text:p text:style-name="P6"><text:span text:style-name="T5">One </text:span><text:span text:style-name="T3">client </text:span><text:span text:style-name="T5">can have only one active </text:span><text:span text:style-name="T3">loan</text:span><text:span text:style-name="T5"> on the system</text:span></text:p>
        </text:list-item>
        <text:list-item>
          <text:p text:style-name="P6"><text:span text:style-name="T5">One </text:span><text:span text:style-name="T3">client</text:span><text:span text:style-name="T5"> can ask for unlimited </text:span><text:span text:style-name="T3">loan extensions </text:span><text:span text:style-name="T5">before the return date of the loan</text:span></text:p>
        </text:list-item>
        <text:list-item>
          <text:p text:style-name="P6"><text:span text:style-name="T5">Loan current interest and term are stored in the </text:span><text:span text:style-name="T3">active loan extension</text:span><text:span text:style-name="T5">.</text:span> If no <text:span text:style-name="T2">loan extension</text:span> present, <text:span text:style-name="T2">loan</text:span> values apply</text:p>
        </text:list-item>
        <text:list-item>
          <text:p text:style-name="P12"><text:bookmark text:name="id.gjdgxs"/>Loan can <text:span text:style-name="T11">always be extended (even </text:span>if <text:span text:style-name="T11">already </text:span>reached the return date<text:span text:style-name="T11">)</text:span></text:p>
        </text:list-item>
        <text:list-item>
          <text:p text:style-name="P6"><text:span text:style-name="T5">Loan current return date is calculated from the </text:span><text:span text:style-name="T3">loan start date</text:span><text:span text:style-name="T5"> and the </text:span><text:span text:style-name="T3">active loan extension</text:span></text:p>
        </text:list-item>
        <text:list-item>
          <text:p text:style-name="P13"><text:span text:style-name="T5">Loan extension returns </text:span><text:span text:style-name="T6">status ok or not found (if no active loan found)</text:span></text:p>
        </text:list-item>
        <text:list-item>
          <text:p text:style-name="P7"><text:span text:style-name="T5">No specific</text:span> requirement<text:span text:style-name="T5"> to secure services. Can be added as extra</text:span></text:p>
        </text:list-item>
      </text:list>
      <text:p text:style-name="P1"/>
      <text:p text:style-name="P2">Functionality needed</text:p>
      <text:p text:style-name="P2"/>
      <text:p text:style-name="P3"><text:span text:style-name="T8">E</text:span><text:span text:style-name="T9">ndpoints that will be available:</text:span></text:p>
      <text:list xml:id="list8608476685803351684" text:style-name="LS2">
        <text:list-item>
          <text:p text:style-name="P8">applyForLoan(clientId, amount, term)</text:p>
        </text:list-item>
        <text:list-item>
          <text:p text:style-name="P8">extendLoan(clientId)</text:p>
        </text:list-item>
        <text:list-item>
          <text:p text:style-name="P8">getLoanHistory(clientId)</text:p>
        </text:list-item>
      </text:list>
      <text:p text:style-name="P1"/>
      <text:p text:style-name="P4">Internal service:</text:p>
      <text:list xml:id="list3063059926640249544" text:style-name="LS3">
        <text:list-item>
          <text:p text:style-name="P9">riskAnalysis(client, amount)</text:p>
        </text:list-item>
      </text:list>
      <text:p text:style-name="P1"/>
      <text:p text:style-name="P2">Technical decisions</text:p>
      <text:list xml:id="list3092712010548710759" text:style-name="LS4">
        <text:list-item>
          <text:p text:style-name="P10">Java8</text:p>
        </text:list-item>
        <text:list-item>
          <text:p text:style-name="P10">RESTful services (where philosophy matches with requirements)</text:p>
        </text:list-item>
        <text:list-item>
          <text:p text:style-name="P10">JSON</text:p>
        </text:list-item>
        <text:list-item>
          <text:p text:style-name="P11"><text:span text:style-name="T1">spring-boot</text:span> (data, mvc?, AOP<text:span text:style-name="T10">.</text:span>..)</text:p>
        </text:list-item>
        <text:list-item>
          <text:p text:style-name="P10">gradle</text:p>
        </text:list-item>
        <text:list-item>
          <text:p text:style-name="P11"><text:span text:style-name="T1">J</text:span>U<text:span text:style-name="T1">nit</text:span></text:p>
        </text:list-item>
        <text:list-item>
          <text:p text:style-name="P10">Cucumber?</text:p>
        </text:list-item>
        <text:list-item>
          <text:p text:style-name="P10">On-memory DB (H2 SQL)</text:p>
        </text:list-item>
        <text:list-item>
          <text:p text:style-name="P10">log4j for logging (AOP)</text:p>
        </text:list-item>
        <text:list-item>
          <text:p text:style-name="P14">Text constants stored in application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1Level1" text:bullet-char="◦">
        <style:list-level-properties text:space-before="0.75in"/>
        <style:text-properties style:font-name="Verdana1"/>
      </text:list-level-style-bullet>
      <text:list-level-style-bullet text:level="3" text:style-name="List1Level2" text:bullet-char="▪">
        <style:list-level-properties text:space-before="1.3752in"/>
        <style:text-properties style:font-name="Verdana1"/>
      </text:list-level-style-bullet>
      <text:list-level-style-bullet text:level="4" text:style-name="List1Level3" text:bullet-char="•">
        <style:list-level-properties text:space-before="1.75in"/>
        <style:text-properties style:font-name="Verdana1"/>
      </text:list-level-style-bullet>
      <text:list-level-style-bullet text:level="5" text:style-name="List1Level4" text:bullet-char="◦">
        <style:list-level-properties text:space-before="2.25in"/>
        <style:text-properties style:font-name="Verdana1"/>
      </text:list-level-style-bullet>
      <text:list-level-style-bullet text:level="6" text:style-name="List1Level5" text:bullet-char="▪">
        <style:list-level-properties text:space-before="2.8752in"/>
        <style:text-properties style:font-name="Verdana1"/>
      </text:list-level-style-bullet>
      <text:list-level-style-bullet text:level="7" text:style-name="List1Level6" text:bullet-char="•">
        <style:list-level-properties text:space-before="3.25in"/>
        <style:text-properties style:font-name="Verdana1"/>
      </text:list-level-style-bullet>
      <text:list-level-style-bullet text:level="8" text:style-name="List1Level7" text:bullet-char="◦">
        <style:list-level-properties text:space-before="3.75in"/>
        <style:text-properties style:font-name="Verdana1"/>
      </text:list-level-style-bullet>
      <text:list-level-style-bullet text:level="9" text:style-name="List1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2Level1" text:bullet-char="◦">
        <style:list-level-properties text:space-before="0.75in"/>
        <style:text-properties style:font-name="Verdana1"/>
      </text:list-level-style-bullet>
      <text:list-level-style-bullet text:level="3" text:style-name="List2Level2" text:bullet-char="▪">
        <style:list-level-properties text:space-before="1.3752in"/>
        <style:text-properties style:font-name="Verdana1"/>
      </text:list-level-style-bullet>
      <text:list-level-style-bullet text:level="4" text:style-name="List2Level3" text:bullet-char="•">
        <style:list-level-properties text:space-before="1.75in"/>
        <style:text-properties style:font-name="Verdana1"/>
      </text:list-level-style-bullet>
      <text:list-level-style-bullet text:level="5" text:style-name="List2Level4" text:bullet-char="◦">
        <style:list-level-properties text:space-before="2.25in"/>
        <style:text-properties style:font-name="Verdana1"/>
      </text:list-level-style-bullet>
      <text:list-level-style-bullet text:level="6" text:style-name="List2Level5" text:bullet-char="▪">
        <style:list-level-properties text:space-before="2.8752in"/>
        <style:text-properties style:font-name="Verdana1"/>
      </text:list-level-style-bullet>
      <text:list-level-style-bullet text:level="7" text:style-name="List2Level6" text:bullet-char="•">
        <style:list-level-properties text:space-before="3.25in"/>
        <style:text-properties style:font-name="Verdana1"/>
      </text:list-level-style-bullet>
      <text:list-level-style-bullet text:level="8" text:style-name="List2Level7" text:bullet-char="◦">
        <style:list-level-properties text:space-before="3.75in"/>
        <style:text-properties style:font-name="Verdana1"/>
      </text:list-level-style-bullet>
      <text:list-level-style-bullet text:level="9" text:style-name="List2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3Level1" text:bullet-char="◦">
        <style:list-level-properties text:space-before="0.75in"/>
        <style:text-properties style:font-name="Verdana1"/>
      </text:list-level-style-bullet>
      <text:list-level-style-bullet text:level="3" text:style-name="List3Level2" text:bullet-char="▪">
        <style:list-level-properties text:space-before="1.3752in"/>
        <style:text-properties style:font-name="Verdana1"/>
      </text:list-level-style-bullet>
      <text:list-level-style-bullet text:level="4" text:style-name="List3Level3" text:bullet-char="•">
        <style:list-level-properties text:space-before="1.75in"/>
        <style:text-properties style:font-name="Verdana1"/>
      </text:list-level-style-bullet>
      <text:list-level-style-bullet text:level="5" text:style-name="List3Level4" text:bullet-char="◦">
        <style:list-level-properties text:space-before="2.25in"/>
        <style:text-properties style:font-name="Verdana1"/>
      </text:list-level-style-bullet>
      <text:list-level-style-bullet text:level="6" text:style-name="List3Level5" text:bullet-char="▪">
        <style:list-level-properties text:space-before="2.8752in"/>
        <style:text-properties style:font-name="Verdana1"/>
      </text:list-level-style-bullet>
      <text:list-level-style-bullet text:level="7" text:style-name="List3Level6" text:bullet-char="•">
        <style:list-level-properties text:space-before="3.25in"/>
        <style:text-properties style:font-name="Verdana1"/>
      </text:list-level-style-bullet>
      <text:list-level-style-bullet text:level="8" text:style-name="List3Level7" text:bullet-char="◦">
        <style:list-level-properties text:space-before="3.75in"/>
        <style:text-properties style:font-name="Verdana1"/>
      </text:list-level-style-bullet>
      <text:list-level-style-bullet text:level="9" text:style-name="List3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4Level1" text:bullet-char="◦">
        <style:list-level-properties text:space-before="0.75in"/>
        <style:text-properties style:font-name="Verdana1"/>
      </text:list-level-style-bullet>
      <text:list-level-style-bullet text:level="3" text:style-name="List4Level2" text:bullet-char="▪">
        <style:list-level-properties text:space-before="1.3752in"/>
        <style:text-properties style:font-name="Verdana1"/>
      </text:list-level-style-bullet>
      <text:list-level-style-bullet text:level="4" text:style-name="List4Level3" text:bullet-char="•">
        <style:list-level-properties text:space-before="1.75in"/>
        <style:text-properties style:font-name="Verdana1"/>
      </text:list-level-style-bullet>
      <text:list-level-style-bullet text:level="5" text:style-name="List4Level4" text:bullet-char="◦">
        <style:list-level-properties text:space-before="2.25in"/>
        <style:text-properties style:font-name="Verdana1"/>
      </text:list-level-style-bullet>
      <text:list-level-style-bullet text:level="6" text:style-name="List4Level5" text:bullet-char="▪">
        <style:list-level-properties text:space-before="2.8752in"/>
        <style:text-properties style:font-name="Verdana1"/>
      </text:list-level-style-bullet>
      <text:list-level-style-bullet text:level="7" text:style-name="List4Level6" text:bullet-char="•">
        <style:list-level-properties text:space-before="3.25in"/>
        <style:text-properties style:font-name="Verdana1"/>
      </text:list-level-style-bullet>
      <text:list-level-style-bullet text:level="8" text:style-name="List4Level7" text:bullet-char="◦">
        <style:list-level-properties text:space-before="3.75in"/>
        <style:text-properties style:font-name="Verdana1"/>
      </text:list-level-style-bullet>
      <text:list-level-style-bullet text:level="9" text:style-name="List4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initial-creator/>
    <meta:editing-cycles>10</meta:editing-cycles>
    <dc:date>2015-10-08T08:40:05.591000000</dc:date>
    <meta:editing-duration>PT5H28M28S</meta:editing-duration>
    <meta:document-statistic meta:table-count="0" meta:image-count="0" meta:object-count="0" meta:page-count="1" meta:paragraph-count="33" meta:word-count="263" meta:character-count="1468" meta:non-whitespace-character-count="1266"/>
  </office:meta>
</office:document-meta>
</file>